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rsid="00054aa7" officeooo:paragraph-rsid="00054aa7"/>
    </style:style>
    <style:style style:name="P2" style:family="paragraph" style:parent-style-name="Heading_20_1">
      <style:paragraph-properties fo:break-before="page"/>
      <style:text-properties fo:color="#2a6099" loext:opacity="100%" fo:background-color="#ffffff"/>
    </style:style>
    <style:style style:name="P3" style:family="paragraph" style:parent-style-name="Heading_20_3">
      <style:paragraph-properties fo:text-align="center" style:justify-single-word="false"/>
    </style:style>
    <style:style style:name="P4" style:family="paragraph" style:parent-style-name="Heading_20_3">
      <style:paragraph-properties fo:text-align="center" style:justify-single-word="false"/>
      <style:text-properties officeooo:rsid="00054aa7" officeooo:paragraph-rsid="00054aa7"/>
    </style:style>
    <style:style style:name="P5" style:family="paragraph" style:parent-style-name="Heading_20_3">
      <style:text-properties officeooo:rsid="00054aa7" officeooo:paragraph-rsid="00054aa7"/>
    </style:style>
    <style:style style:name="P6" style:family="paragraph" style:parent-style-name="Heading_20_4">
      <style:text-properties officeooo:paragraph-rsid="001666d7"/>
    </style:style>
    <style:style style:name="P7" style:family="paragraph" style:parent-style-name="Heading_20_4" style:list-style-name=""/>
    <style:style style:name="P8" style:family="paragraph" style:parent-style-name="Heading_20_4">
      <style:paragraph-properties fo:break-before="page"/>
    </style:style>
    <style:style style:name="P9" style:family="paragraph" style:parent-style-name="Standard">
      <style:paragraph-properties fo:text-align="center" style:justify-single-word="false"/>
      <style:text-properties fo:color="#2a6099" loext:opacity="100%"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fo:color="#2a6099" loext:opacity="100%"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fo:break-before="page"/>
      <style:text-properties fo:color="#2a6099" loext:opacity="100%" fo:font-size="18pt" fo:font-weight="bold" style:font-size-asian="18pt" style:font-weight-asian="bold" style:font-size-complex="18pt" style:font-weight-complex="bold"/>
    </style:style>
    <style:style style:name="P12" style:family="paragraph" style:parent-style-name="Standard">
      <style:paragraph-properties style:line-height-at-least="0.198in"/>
      <style:text-properties fo:color="#d4d4d4" loext:opacity="100%" style:font-name="Droid Sans Mono" fo:font-size="10.5pt" fo:font-weight="normal" fo:background-color="#1e1e1e"/>
    </style:style>
    <style:style style:name="P13" style:family="paragraph" style:parent-style-name="Standard">
      <style:paragraph-properties style:line-height-at-least="0.198in"/>
      <style:text-properties fo:color="#d4d4d4" loext:opacity="100%" style:font-name="Droid Sans Mono" fo:font-size="10.5pt" fo:font-weight="normal" officeooo:rsid="001666d7" officeooo:paragraph-rsid="001666d7" fo:background-color="#1e1e1e"/>
    </style:style>
    <style:style style:name="P14" style:family="paragraph" style:parent-style-name="Standard">
      <style:paragraph-properties style:line-height-at-least="0.198in"/>
    </style:style>
    <style:style style:name="P15" style:family="paragraph" style:parent-style-name="Standard">
      <style:paragraph-properties fo:margin-top="0in" fo:margin-bottom="0.1965in" style:contextual-spacing="false" style:line-height-at-least="0.198in"/>
    </style:style>
    <style:style style:name="P16" style:family="paragraph" style:parent-style-name="Standard">
      <style:paragraph-properties style:line-height-at-least="0.198in"/>
      <style:text-properties fo:color="#6a9955" loext:opacity="100%" style:font-name="Droid Sans Mono" fo:font-size="10.5pt" fo:font-weight="normal" fo:background-color="#1e1e1e"/>
    </style:style>
    <style:style style:name="P17" style:family="paragraph" style:parent-style-name="Text_20_body">
      <style:text-properties fo:color="#2a6099" loext:opacity="100%"/>
    </style:style>
    <style:style style:name="P18" style:family="paragraph" style:parent-style-name="Text_20_body">
      <style:paragraph-properties fo:text-align="center" style:justify-single-word="false"/>
      <style:text-properties officeooo:paragraph-rsid="00054aa7"/>
    </style:style>
    <style:style style:name="P19" style:family="paragraph" style:parent-style-name="Text_20_body">
      <style:text-properties officeooo:paragraph-rsid="00054aa7"/>
    </style:style>
    <style:style style:name="P20" style:family="paragraph" style:parent-style-name="Text_20_body">
      <style:text-properties officeooo:rsid="0008cacf" officeooo:paragraph-rsid="0008cacf"/>
    </style:style>
    <style:style style:name="P21" style:family="paragraph" style:parent-style-name="Text_20_body">
      <style:text-properties officeooo:rsid="0009b040" officeooo:paragraph-rsid="000b2036"/>
    </style:style>
    <style:style style:name="P22" style:family="paragraph" style:parent-style-name="Text_20_body">
      <style:text-properties style:text-underline-style="none" officeooo:rsid="0009b040" officeooo:paragraph-rsid="0009b040"/>
    </style:style>
    <style:style style:name="P23" style:family="paragraph" style:parent-style-name="Text_20_body">
      <style:text-properties officeooo:rsid="000b2036" officeooo:paragraph-rsid="000b2036"/>
    </style:style>
    <style:style style:name="P24" style:family="paragraph" style:parent-style-name="Text_20_body">
      <style:text-properties officeooo:rsid="000c3814" officeooo:paragraph-rsid="000c3814"/>
    </style:style>
    <style:style style:name="P25" style:family="paragraph" style:parent-style-name="Text_20_body" style:list-style-name="L1">
      <style:text-properties officeooo:rsid="000c3814" officeooo:paragraph-rsid="000c3814"/>
    </style:style>
    <style:style style:name="P26" style:family="paragraph" style:parent-style-name="Text_20_body">
      <style:text-properties officeooo:rsid="00109f33" officeooo:paragraph-rsid="00109f33"/>
    </style:style>
    <style:style style:name="P27" style:family="paragraph" style:parent-style-name="Text_20_body">
      <style:text-properties officeooo:rsid="00116cb1" officeooo:paragraph-rsid="00116cb1"/>
    </style:style>
    <style:style style:name="P28" style:family="paragraph" style:parent-style-name="Text_20_body" style:list-style-name="L3">
      <style:text-properties officeooo:rsid="00116cb1" officeooo:paragraph-rsid="00116cb1"/>
    </style:style>
    <style:style style:name="P29" style:family="paragraph" style:parent-style-name="Text_20_body">
      <style:text-properties officeooo:rsid="00116cb1" officeooo:paragraph-rsid="00133ac5"/>
    </style:style>
    <style:style style:name="P30" style:family="paragraph" style:parent-style-name="Text_20_body">
      <style:text-properties officeooo:rsid="00146253" officeooo:paragraph-rsid="00146253"/>
    </style:style>
    <style:style style:name="P31" style:family="paragraph" style:parent-style-name="Text_20_body">
      <style:text-properties officeooo:rsid="00150b27" officeooo:paragraph-rsid="00150b27"/>
    </style:style>
    <style:style style:name="P32" style:family="paragraph" style:parent-style-name="Text_20_body">
      <style:text-properties officeooo:paragraph-rsid="00150b27"/>
    </style:style>
    <style:style style:name="P33" style:family="paragraph" style:parent-style-name="Text_20_body">
      <style:text-properties officeooo:rsid="001666d7" officeooo:paragraph-rsid="001666d7"/>
    </style:style>
    <style:style style:name="P34" style:family="paragraph" style:parent-style-name="Text_20_body">
      <style:text-properties officeooo:rsid="0016d210" officeooo:paragraph-rsid="0016d210"/>
    </style:style>
    <style:style style:name="P35" style:family="paragraph" style:parent-style-name="Text_20_body">
      <style:text-properties officeooo:rsid="001bb32f" officeooo:paragraph-rsid="001bb32f"/>
    </style:style>
    <style:style style:name="P36" style:family="paragraph" style:parent-style-name="Title">
      <style:text-properties fo:color="#2a6099" loext:opacity="100%"/>
    </style:style>
    <style:style style:name="T1" style:family="text">
      <style:text-properties officeooo:rsid="00054aa7"/>
    </style:style>
    <style:style style:name="T2" style:family="text">
      <style:text-properties fo:color="#ffffff" loext:opacity="100%" officeooo:rsid="00054aa7" fo:background-color="#000000" loext:char-shading-value="0"/>
    </style:style>
    <style:style style:name="T3" style:family="text">
      <style:text-properties style:font-name="Liberation Serif"/>
    </style:style>
    <style:style style:name="T4" style:family="text">
      <style:text-properties officeooo:rsid="0009b040"/>
    </style:style>
    <style:style style:name="T5" style:family="text">
      <style:text-properties officeooo:rsid="000b2036"/>
    </style:style>
    <style:style style:name="T6" style:family="text">
      <style:text-properties officeooo:rsid="000edddf"/>
    </style:style>
    <style:style style:name="T7" style:family="text">
      <style:text-properties officeooo:rsid="00109f33"/>
    </style:style>
    <style:style style:name="T8" style:family="text">
      <style:text-properties officeooo:rsid="00133ac5"/>
    </style:style>
    <style:style style:name="T9" style:family="text">
      <style:text-properties officeooo:rsid="00150b27"/>
    </style:style>
    <style:style style:name="T10" style:family="text">
      <style:text-properties officeooo:rsid="001666d7"/>
    </style:style>
    <style:style style:name="T11" style:family="text">
      <style:text-properties fo:color="#808080" loext:opacity="100%"/>
    </style:style>
    <style:style style:name="T12" style:family="text">
      <style:text-properties fo:color="#569cd6" loext:opacity="100%"/>
    </style:style>
    <style:style style:name="T13" style:family="text">
      <style:text-properties fo:color="#9cdcfe" loext:opacity="100%"/>
    </style:style>
    <style:style style:name="T14" style:family="text">
      <style:text-properties fo:color="#ce9178" loext:opacity="100%"/>
    </style:style>
    <style:style style:name="T15" style:family="text">
      <style:text-properties fo:color="#dcdcaa" loext:opacity="100%"/>
    </style:style>
    <style:style style:name="T16" style:family="text">
      <style:text-properties fo:color="#b5cea8" loext:opacity="100%"/>
    </style:style>
    <style:style style:name="T17" style:family="text">
      <style:text-properties fo:color="#4fc1ff" loext:opacity="100%"/>
    </style:style>
    <style:style style:name="T18" style:family="text">
      <style:text-properties fo:color="#c586c0" loext:opacity="100%"/>
    </style:style>
    <style:style style:name="T19" style:family="text">
      <style:text-properties officeooo:rsid="0016d210"/>
    </style:style>
    <style:style style:name="T20" style:family="text">
      <style:text-properties officeooo:rsid="001a7032"/>
    </style:style>
    <style:style style:name="T21" style:family="text">
      <style:text-properties officeooo:rsid="001bb32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rso di Programmazione Web e</text:p>
      <text:p text:style-name="P36">Mobile</text:p>
      <text:p text:style-name="P36">A.A. <text:span text:style-name="T1">2022-2023</text:span></text:p>
      <text:p text:style-name="P17"/>
      <text:h text:style-name="P1" text:outline-level="1">Meteo</text:h>
      <text:p text:style-name="P18"/>
      <text:h text:style-name="P4" text:outline-level="3">Studente: Stefano Alexander Eric Begozzi</text:h>
      <text:h text:style-name="P3" text:outline-level="3">Numero di Matricola 987331</text:h>
      <text:h text:style-name="P2" text:outline-level="1">1.<text:tab/><text:span text:style-name="T3">Introduzione</text:span></text:h>
      <text:p text:style-name="P19"><text:span text:style-name="T2"/></text:p>
      <text:h text:style-name="P5" text:outline-level="3">1.1 Analisi dei requisiti</text:h>
      <text:h text:style-name="Heading_20_4" text:outline-level="4">Destinatari</text:h>
      <text:p text:style-name="P20">I destinatari del progetto sono individui <text:s/>dotati di capacità basilari di navigazione del web, quali l’interazione con input in cui <text:span text:style-name="T20">digitare</text:span> <text:span text:style-name="T20">testo</text:span> <text:span text:style-name="T20">e cliccare pulsanti</text:span>.</text:p>
      <text:p text:style-name="P20">Gli utenti <text:span text:style-name="T5">trovano</text:span><text:span text:style-name="T4"> già a </text:span><text:span text:style-name="T5">loro </text:span><text:span text:style-name="T4">disposizione informazioni che potrebbero </text:span><text:span text:style-name="T5">ritenere</text:span><text:span text:style-name="T4"> utili </text:span><text:span text:style-name="T5">ma</text:span><text:span text:style-name="T4"> possono cercarne di più rilevanti </text:span><text:span text:style-name="T5">in base alle loro esigenze</text:span><text:span text:style-name="T4">.</text:span></text:p>
      <text:p text:style-name="P21"><text:span text:style-name="T5">I</text:span>l sito <text:span text:style-name="T20">è in teoria navigabile da</text:span> d<text:span text:style-name="T20">ispositivi</text:span> che si possono trovare sul mercato <text:span text:style-name="T20">che rispettano gli standard di implementazione del software</text:span>, <text:span text:style-name="T5">perciò non ci sono requisiti particolarmente string</text:span><text:span text:style-name="T20">e</text:span><text:span text:style-name="T5">nti.</text:span></text:p>
      <text:p text:style-name="P22">Utile per l’utente è una conoscenza basilare della lingu<text:span text:style-name="T5">a</text:span> inglese <text:span text:style-name="T5">(</text:span>anche se non strettamente necessario<text:span text:style-name="T5">) per cercare attivamente </text:span><text:span text:style-name="T20">i</text:span><text:span text:style-name="T5"> dati riguardanti le città di interesse.</text:span></text:p>
      <text:h text:style-name="Heading_20_4" text:outline-level="4">1.2 Modello di valore</text:h>
      <text:p text:style-name="P23">L’applicazione ha effettivamente un valore limitato in questo stadio in quanto è solamente capace di fornire informazioni sul meteo corrente e non sui giorni a venire. Tuttavia è capace di rilevare la temperatura e le condizioni meteo di 7 città diverse contemporaneamente.</text:p>
      <text:p text:style-name="P24">Ci sono due modelli <text:span text:style-name="T20">attuabili </text:span>per fruttare valore:</text:p>
      <text:list xml:id="list3401607003" text:style-name="L1">
        <text:list-item>
          <text:p text:style-name="P25">un modello che, previo un abbonamento con pagamento, può permettere all’utente di ottenere previsioni di giorni futuri (fino a 2 settimane). Sebbene possibile <text:span text:style-name="T20">in teoria sembra</text:span> una strategia <text:span text:style-name="T20">poco efficace </text:span>siccome esistono altri servizi che possono offrire un’esperienza simile senza un pagamento.</text:p>
        </text:list-item>
        <text:list-item>
          <text:p text:style-name="P25">il modello che sembra molto più <text:span text:style-name="T6">praticabile è quello della pubblicità e del raccoglimento dei dati dell’utente. Questo può, nel caso più favorevole, permettere di acquisire dati come la posizione geografica dello strumento usato dall’utente, le città che sceglie di monitorare ed eventualmente </text:span><text:span text:style-name="T20">interpretare</text:span><text:span text:style-name="T6"> quale lingua predilige.</text:span></text:p>
        </text:list-item>
        <text:list-item>
          <text:p text:style-name="P25"><text:span text:style-name="T6">se si considera il punto </text:span><text:span text:style-name="T20">di prima</text:span><text:span text:style-name="T6"> le aziende possibilmente interessate possono essere servizi di trasporto (aereoplani, ferrovie, traghetti…) , funzioni annese come assicurazioni per le macchine o per </text:span><text:span text:style-name="T20">i</text:span><text:span text:style-name="T6"> viaggi o ancora </text:span><text:span text:style-name="T7">(</text:span><text:span text:style-name="T6">se il servizio di geolocalizzazione va a buon fine</text:span><text:span text:style-name="T7">)</text:span><text:span text:style-name="T6"> anche ditte, </text:span><text:span text:style-name="T7">negozi e servizi che si trovano nei pressi dell’utente.</text:span></text:p>
        </text:list-item>
      </text:list>
      <text:p text:style-name="P26">Bisogna sicuramente rammentare che la quantità di attenzione dell’utente rivolta a questo servizio non sarà dello stesso calibro rispetto ad un social media o di altre piattaforme digitali specializzate nel catturare l’occhio dll’utente per il semplice fatto che le informazioni qui sono abbastanza limitate e nel quotidiano non si passa <text:span text:style-name="T20">troppo</text:span> tempo a valutare le previsioni del tempo.</text:p>
      <text:h text:style-name="Heading_20_4" text:outline-level="4">1.3 Flusso dei dati</text:h>
      <text:p text:style-name="P27">L’uso di bootstrap permette la creazione di una interfaccia dall’aspetto professionale e ben strutturato.</text:p>
      <text:p text:style-name="P27"><text:soft-page-break/>I contenuti che vengono mostrati sono ricavati da due fonti distinte:</text:p>
      <text:p text:style-name="P27">1: <text:a xlink:type="simple" xlink:href="https://openweathermap.org/" text:style-name="Internet_20_link" text:visited-style-name="Visited_20_Internet_20_Link">https://openweathermap.org</text:a> è un ente che ci permette di <text:span text:style-name="T20">ottenere</text:span> una serie <text:span text:style-name="T20">di informazioni </text:span>essenziali al servizo <text:span text:style-name="T20">mediante le API</text:span> tra cui:</text:p>
      <text:list xml:id="list2538522032" text:style-name="L3">
        <text:list-item>
          <text:p text:style-name="P28">utilizzare le coordinate fornite dal dispositivo dell’utente per ottenere informazioni sulla città in cui si trova (tra cui anche il nome)</text:p>
        </text:list-item>
        <text:list-item>
          <text:p text:style-name="P28">fornire il nome di una città per poi ottenere le sue coordinate, dati sulle condizioni meteo <text:span text:style-name="T20">e</text:span> la temperatura </text:p>
        </text:list-item>
      </text:list>
      <text:p text:style-name="P29">2: <text:a xlink:type="simple" xlink:href="https://www.pexels.com/" text:style-name="Internet_20_link" text:visited-style-name="Visited_20_Internet_20_Link">https://www.pexels.com</text:a> <text:span text:style-name="T8">è un sito web che permette di ottenere immagini, fondamentali per attirare l’attenzione dell’utente e dargli un riscontro quando fa una ricerca .Senza queste la pagina sarebbe indubbiamente meno accattivante e perciò potrebbe comportare un calo (se non una perdita totale) di attenzione dell’utente.</text:span></text:p>
      <text:p text:style-name="P29"><text:span text:style-name="T8">Il metodo di archiviazione di dati che ho preferito usare è il local storage, il quale permette di lavorare di più sul client, e quindi meno sul server. In particolare il salvataggio di alcune preferenze dell’utente, quali l’uso della dark mode e una lista di città predilette, mi risulta particolarmente semplice da gestire con l’uso di una coppia chiave-valore.</text:span></text:p>
      <text:p text:style-name="P30">I valori <text:span text:style-name="T9">nel local storage vengono aggiornati ogni volta che l’utente esprime una nuova preferenza, mentre quelli presentati nella pagina vengono chiamati ogni volta che essa viene ricaricata. Il local storage permette solamente il salvataggio di stringhe, quindi è necessario avvalersi di metodi atti alla trasformazione di oggetti in stringhe e, viceversa, di convertire una stringa di nuovo in un oggetto.</text:span></text:p>
      <text:p text:style-name="P9">.</text:p>
      <text:p text:style-name="P10"><text:span text:style-name="T1">2.<text:tab/></text:span>Interfacce</text:p>
      <text:p text:style-name="P31"/>
      <text:p text:style-name="P31">Ritengo non necessario rappresentare le interfacce <text:span text:style-name="T20">graficamente </text:span>in quanto si limitano a degli input in cui digitare il nome della città da cercare e poi un bottone da cliccare. <text:span text:style-name="T10">Ciò richiama del codice javascript che si occupa delle API e che verrà discussa in seguito.</text:span></text:p>
      <text:p text:style-name="P32"><text:span text:style-name="T9">Per quanto riguarda le immagini, invece, mi sono avvalso del template Carousel di Bootstrap che è stato consigliato durante il laboratorio </text:span><text:span text:style-name="T20">nonchè del progetto su github </text:span><text:span text:style-name="T21">(fattomi presente sempre nello stesso contesto) per avere un display con la modalità notturna.</text:span></text:p>
      <text:p text:style-name="P10"/>
      <text:p text:style-name="P10"/>
      <text:p text:style-name="P11"><text:span text:style-name="T10">3</text:span>.<text:tab/>Codice</text:p>
      <text:h text:style-name="P6" text:outline-level="4" text:is-list-header="true"><text:span text:style-name="T10">HTML</text:span></text:h>
      <text:p text:style-name="P33">Frammenti di codice html che verranno riempiti nei vari campi dalle informazioni delle API openweather e pexels</text:p>
      <text:p text:style-name="P13"/>
      <text:p text:style-name="P12"><text:span text:style-name="T11">&lt;</text:span><text:span text:style-name="T12">h2</text:span> <text:span text:style-name="T13">id</text:span>=<text:span text:style-name="T14">"city-0"</text:span><text:span text:style-name="T11">&gt;</text:span>Carousel city<text:span text:style-name="T11">&lt;/</text:span><text:span text:style-name="T12">h2</text:span><text:span text:style-name="T11">&gt;</text:span></text:p>
      <text:p text:style-name="P12"><text:span text:style-name="T11">&lt;</text:span><text:span text:style-name="T12">p</text:span> <text:span text:style-name="T13">id</text:span>=<text:span text:style-name="T14">"temperature-0"</text:span><text:span text:style-name="T11">&gt;&lt;/</text:span><text:span text:style-name="T12">p</text:span><text:span text:style-name="T11">&gt;</text:span></text:p>
      <text:p text:style-name="P12"><text:span text:style-name="T11">&lt;</text:span><text:span text:style-name="T12">img</text:span> <text:span text:style-name="T13">id</text:span>=<text:span text:style-name="T14">"icon-0"</text:span> <text:span text:style-name="T13">alt</text:span>=<text:span text:style-name="T14">"weather icon"</text:span><text:span text:style-name="T11">&gt;</text:span></text:p>
      <text:p text:style-name="P12"><text:span text:style-name="T11">&lt;</text:span><text:span text:style-name="T12">p</text:span> <text:span text:style-name="T13">id</text:span>=<text:span text:style-name="T14">"weather-status-0"</text:span><text:span text:style-name="T11">&gt;&lt;/</text:span><text:span text:style-name="T12">p</text:span><text:span text:style-name="T11">&gt;</text:span></text:p>
      <text:p text:style-name="P12"><text:span text:style-name="T11">&lt;</text:span><text:span text:style-name="T12">input</text:span> <text:span text:style-name="T13">id</text:span>=<text:span text:style-name="T14">"input-0"</text:span> <text:span text:style-name="T13">type</text:span>=<text:span text:style-name="T14">"text"</text:span><text:span text:style-name="T11">&gt;</text:span></text:p>
      <text:p text:style-name="P12"><text:span text:style-name="T11">&lt;</text:span><text:span text:style-name="T12">button</text:span> <text:span text:style-name="T13">onclick</text:span>=<text:span text:style-name="T14">"</text:span><text:span text:style-name="T15">searchCity</text:span><text:span text:style-name="T14">(</text:span><text:span text:style-name="T16">0</text:span><text:span text:style-name="T14">)"</text:span><text:span text:style-name="T11">&gt;</text:span>Search for a city<text:span text:style-name="T11">&lt;/</text:span><text:span text:style-name="T12">button</text:span><text:span text:style-name="T11">&gt;&lt;</text:span><text:span text:style-name="T12">br</text:span><text:span text:style-name="T11">&gt;</text:span></text:p>
      <text:p text:style-name="Text_20_body"/>
      <text:p text:style-name="P12"><text:span text:style-name="T11">&lt;</text:span><text:span text:style-name="T12">img</text:span> <text:span text:style-name="T13">id</text:span>=<text:span text:style-name="T14">"image-1"</text:span> <text:span text:style-name="T13">src</text:span>=<text:span text:style-name="T14">""</text:span> <text:span text:style-name="T13">class</text:span>=<text:span text:style-name="T14">"rounded-circle"</text:span> <text:span text:style-name="T13">alt</text:span>=<text:span text:style-name="T14">"Image-1"</text:span> <text:span text:style-name="T13">width</text:span>=<text:span text:style-name="T14">"140"</text:span> <text:span text:style-name="T13">height</text:span>=<text:span text:style-name="T14">"140"</text:span><text:span text:style-name="T11">&gt;</text:span></text:p>
      <text:p text:style-name="P12"><text:span text:style-name="T11">&lt;</text:span><text:span text:style-name="T12">h2</text:span> <text:span text:style-name="T13">id</text:span>=<text:span text:style-name="T14">"city-1"</text:span><text:span text:style-name="T11">&gt;</text:span>Column city 1<text:span text:style-name="T11">&lt;/</text:span><text:span text:style-name="T12">h2</text:span><text:span text:style-name="T11">&gt;</text:span></text:p>
      <text:p text:style-name="P12"><text:span text:style-name="T11">&lt;</text:span><text:span text:style-name="T12">p</text:span> <text:span text:style-name="T13">id</text:span> =<text:span text:style-name="T14">"temperature-1"</text:span> <text:span text:style-name="T13">class</text:span>=<text:span text:style-name="T14">"text-muted"</text:span><text:span text:style-name="T11">&gt;&lt;/</text:span><text:span text:style-name="T12">p</text:span><text:span text:style-name="T11">&gt;</text:span></text:p>
      <text:p text:style-name="P12"><text:span text:style-name="T11">&lt;</text:span><text:span text:style-name="T12">img</text:span> <text:span text:style-name="T13">id</text:span>=<text:span text:style-name="T14">"icon-1"</text:span> <text:span text:style-name="T13">alt</text:span>=<text:span text:style-name="T14">"weather icon"</text:span><text:span text:style-name="T11">&gt;</text:span></text:p>
      <text:p text:style-name="P12"><text:span text:style-name="T11">&lt;</text:span><text:span text:style-name="T12">p</text:span> <text:span text:style-name="T13">id</text:span>=<text:span text:style-name="T14">"weather-status-1"</text:span><text:span text:style-name="T11">&gt;&lt;/</text:span><text:span text:style-name="T12">p</text:span><text:span text:style-name="T11">&gt;</text:span></text:p>
      <text:p text:style-name="P12"><text:span text:style-name="T11">&lt;</text:span><text:span text:style-name="T12">input</text:span> <text:span text:style-name="T13">id</text:span>=<text:span text:style-name="T14">"input-1"</text:span> <text:span text:style-name="T13">type</text:span>=<text:span text:style-name="T14">"text"</text:span><text:span text:style-name="T11">&gt;</text:span></text:p>
      <text:p text:style-name="P12"><text:span text:style-name="T11">&lt;</text:span><text:span text:style-name="T12">button</text:span> <text:span text:style-name="T13">onclick</text:span>=<text:span text:style-name="T14">"</text:span><text:span text:style-name="T15">searchCity</text:span><text:span text:style-name="T14">(</text:span><text:span text:style-name="T16">1</text:span><text:span text:style-name="T14">)"</text:span><text:span text:style-name="T11">&gt;</text:span>Search for a city<text:span text:style-name="T11">&lt;/</text:span><text:span text:style-name="T12">button</text:span><text:span text:style-name="T11">&gt;&lt;</text:span><text:span text:style-name="T12">br</text:span><text:span text:style-name="T11">&gt;</text:span></text:p>
      <text:p text:style-name="Text_20_body"/>
      <text:p text:style-name="P12"><text:span text:style-name="T11">&lt;</text:span><text:span text:style-name="T12">h2</text:span> <text:span text:style-name="T13">class</text:span>=<text:span text:style-name="T14">"featurette-heading"</text:span><text:span text:style-name="T11">&gt;&lt;</text:span><text:span text:style-name="T12">span</text:span> <text:span text:style-name="T13">id</text:span>=<text:span text:style-name="T14">"city-4"</text:span><text:span text:style-name="T11">&gt;</text:span>City featurette 1<text:span text:style-name="T11">&lt;/</text:span><text:span text:style-name="T12">span</text:span><text:span text:style-name="T11">&gt;&lt;</text:span><text:span text:style-name="T12">br</text:span><text:span text:style-name="T11">&gt;&lt;</text:span><text:span text:style-name="T12">span</text:span> <text:span text:style-name="T13">id</text:span> =<text:span text:style-name="T14">"temperature-4"</text:span> <text:span text:style-name="T13">class</text:span>=<text:span text:style-name="T14">"text-muted"</text:span><text:span text:style-name="T11">&gt;&lt;/</text:span><text:span text:style-name="T12">span</text:span><text:span text:style-name="T11">&gt;&lt;/</text:span><text:span text:style-name="T12">h2</text:span><text:span text:style-name="T11">&gt;</text:span></text:p>
      <text:p text:style-name="P12"><text:span text:style-name="T11">&lt;</text:span><text:span text:style-name="T12">img</text:span> <text:span text:style-name="T13">id</text:span>=<text:span text:style-name="T14">"icon-4"</text:span> <text:span text:style-name="T13">alt</text:span>=<text:span text:style-name="T14">"weather icon"</text:span><text:span text:style-name="T11">&gt;</text:span></text:p>
      <text:p text:style-name="P12"><text:span text:style-name="T11">&lt;</text:span><text:span text:style-name="T12">p</text:span> <text:span text:style-name="T13">id</text:span>=<text:span text:style-name="T14">"weather-status-4"</text:span><text:span text:style-name="T11">&gt;&lt;/</text:span><text:span text:style-name="T12">p</text:span><text:span text:style-name="T11">&gt;</text:span></text:p>
      <text:p text:style-name="P12"><text:span text:style-name="T11">&lt;</text:span><text:span text:style-name="T12">p</text:span> <text:span text:style-name="T13">class</text:span>=<text:span text:style-name="T14">"lead"</text:span><text:span text:style-name="T11">&gt;&lt;/</text:span><text:span text:style-name="T12">p</text:span><text:span text:style-name="T11">&gt;</text:span></text:p>
      <text:p text:style-name="P12"><text:span text:style-name="T11">&lt;</text:span><text:span text:style-name="T12">input</text:span> <text:span text:style-name="T13">id</text:span>=<text:span text:style-name="T14">"input-4"</text:span> <text:span text:style-name="T13">type</text:span>=<text:span text:style-name="T14">"text"</text:span><text:span text:style-name="T11">&gt;</text:span></text:p>
      <text:p text:style-name="P12"><text:span text:style-name="T11">&lt;</text:span><text:span text:style-name="T12">button</text:span> <text:span text:style-name="T13">onclick</text:span>=<text:span text:style-name="T14">"</text:span><text:span text:style-name="T15">searchCity</text:span><text:span text:style-name="T14">(</text:span><text:span text:style-name="T16">4</text:span><text:span text:style-name="T14">)"</text:span><text:span text:style-name="T11">&gt;</text:span>Search for a city<text:span text:style-name="T11">&lt;/</text:span><text:span text:style-name="T12">button</text:span><text:span text:style-name="T11">&gt;&lt;</text:span><text:span text:style-name="T12">br</text:span><text:span text:style-name="T11">&gt;</text:span></text:p>
      <text:p text:style-name="Text_20_body"/>
      <text:h text:style-name="P7" text:outline-level="4"/>
      <text:h text:style-name="P8" text:outline-level="4">Javascript</text:h>
      <text:p text:style-name="P34">- getWeather()</text:p>
      <text:p text:style-name="P34">Codice per acquisire le informazioni di un luogo conoscendone il nome della città, gli argomenti passati in ingresso servono per identificare I vari blocchi nel file html da modificare.</text:p>
      <text:p text:style-name="Standard"/>
      <text:p text:style-name="P12"><text:span text:style-name="T12">async</text:span> <text:span text:style-name="T12">function</text:span> <text:span text:style-name="T15">getWeather</text:span>(<text:span text:style-name="T13">cityName</text:span>, <text:span text:style-name="T13">idCityName</text:span> ,<text:span text:style-name="T13">idTemperature</text:span>, <text:span text:style-name="T13">idIcon</text:span>, <text:span text:style-name="T13">idWeatherStatus</text:span>){</text:p>
      <text:p text:style-name="P14"/>
      <text:p text:style-name="P16">//IdCityName is to insert the city's name in the html page</text:p>
      <text:p text:style-name="P16">//consult https://openweathermap.org to view the API documentation for all things except pictures</text:p>
      <text:p text:style-name="P14"/>
      <text:p text:style-name="P12"><text:span text:style-name="T12">const</text:span> <text:span text:style-name="T17">appId</text:span>=<text:span text:style-name="T14">"d42f0d997cad9e6b3c98f3bf5e7a6667"</text:span>;</text:p>
      <text:p text:style-name="P16">//acquire latitude and longitude of the city</text:p>
      <text:p text:style-name="P12"><text:span text:style-name="T12">var</text:span> <text:span text:style-name="T13">response</text:span> = <text:span text:style-name="T18">await</text:span> <text:span text:style-name="T15">fetch</text:span>(<text:span text:style-name="T14">"http://api.openweathermap.org/geo/1.0/direct?q="</text:span>+<text:span text:style-name="T13">cityName</text:span>+<text:span text:style-name="T14">"&amp;appid="</text:span>+<text:span text:style-name="T17">appId</text:span>,{<text:span text:style-name="T13">method:</text:span><text:span text:style-name="T14">"GET"</text:span>});</text:p>
      <text:p text:style-name="P12"><text:span text:style-name="T12">var</text:span> <text:span text:style-name="T13">responseObj</text:span> = <text:span text:style-name="T18">await</text:span> <text:span text:style-name="T13">response</text:span>.<text:span text:style-name="T15">json</text:span>();</text:p>
      <text:p text:style-name="P12"><text:span text:style-name="T12">var</text:span> <text:span text:style-name="T13">lat</text:span> = <text:span text:style-name="T13">responseObj</text:span>[<text:span text:style-name="T16">0</text:span>].<text:span text:style-name="T13">lat</text:span>;</text:p>
      <text:p text:style-name="P12"><text:span text:style-name="T12">var</text:span> <text:span text:style-name="T13">lon</text:span> = <text:span text:style-name="T13">responseObj</text:span>[<text:span text:style-name="T16">0</text:span>].<text:span text:style-name="T13">lon</text:span>;</text:p>
      <text:p text:style-name="P14"/>
      <text:p text:style-name="P16">//use the coordinates to acquire the current weather </text:p>
      <text:p text:style-name="P12"><text:span text:style-name="T12">var</text:span> <text:span text:style-name="T13">response</text:span> = <text:span text:style-name="T18">await</text:span> <text:span text:style-name="T15">fetch</text:span>(<text:span text:style-name="T14">"https://api.openweathermap.org/data/2.5/weather?lat="</text:span>+<text:span text:style-name="T13">lat</text:span>+<text:span text:style-name="T14">"&amp;lon="</text:span>+<text:span text:style-name="T13">lon</text:span>+<text:span text:style-name="T14">"&amp;appid="</text:span>+<text:span text:style-name="T17">appId</text:span>+<text:span text:style-name="T14">"&amp;units=metric"</text:span>,{<text:span text:style-name="T13">method:</text:span><text:span text:style-name="T14">"GET"</text:span>});</text:p>
      <text:p text:style-name="P12"><text:span text:style-name="T12">var</text:span> <text:span text:style-name="T13">weather</text:span> = <text:span text:style-name="T18">await</text:span> <text:span text:style-name="T13">response</text:span>.<text:span text:style-name="T15">json</text:span>();</text:p>
      <text:p text:style-name="P12"><text:span text:style-name="T12">let</text:span> <text:span text:style-name="T13">temp</text:span> = <text:span text:style-name="T13">weather</text:span>.<text:span text:style-name="T13">main</text:span>.<text:span text:style-name="T13">temp</text:span>;</text:p>
      <text:p text:style-name="P16">//weatherStatus, for example light rain</text:p>
      <text:p text:style-name="P12"><text:span text:style-name="T12">let</text:span> <text:span text:style-name="T13">weatherStatus</text:span> = <text:span text:style-name="T13">weather</text:span>.<text:span text:style-name="T13">weather</text:span>[<text:span text:style-name="T16">0</text:span>].<text:span text:style-name="T13">description</text:span>;</text:p>
      <text:p text:style-name="P12"><text:span text:style-name="T12">let</text:span> <text:span text:style-name="T13">iconCode</text:span> = <text:span text:style-name="T13">weather</text:span>.<text:span text:style-name="T13">weather</text:span>[<text:span text:style-name="T16">0</text:span>].<text:span text:style-name="T13">icon</text:span>;</text:p>
      <text:p text:style-name="P16">//code acquired for the icon, actual icon (image) is required</text:p>
      <text:p text:style-name="P12"><text:span text:style-name="T12">let</text:span> <text:span text:style-name="T13">iconURL</text:span> = <text:span text:style-name="T14">"http://openweathermap.org/img/wn/"</text:span>+<text:span text:style-name="T13">iconCode</text:span>+<text:span text:style-name="T14">"@2x.png"</text:span>;</text:p>
      <text:p text:style-name="P14"/>
      <text:p text:style-name="P12"><text:span text:style-name="T13">document</text:span>.<text:span text:style-name="T15">getElementById</text:span>(<text:span text:style-name="T13">idTemperature</text:span>).<text:span text:style-name="T13">innerText</text:span>=<text:span text:style-name="T13">temp</text:span>+<text:span text:style-name="T14">"°"</text:span>;</text:p>
      <text:p text:style-name="P12"><text:span text:style-name="T13">document</text:span>.<text:span text:style-name="T15">getElementById</text:span>(<text:span text:style-name="T13">idWeatherStatus</text:span>).<text:span text:style-name="T13">innerText</text:span>= <text:span text:style-name="T13">weatherStatus</text:span>;</text:p>
      <text:p text:style-name="P12"><text:span text:style-name="T13">document</text:span>.<text:span text:style-name="T15">getElementById</text:span>(<text:span text:style-name="T13">idIcon</text:span>).<text:span text:style-name="T13">src</text:span>=<text:span text:style-name="T13">iconURL</text:span>;</text:p>
      <text:p text:style-name="P12"><text:span text:style-name="T13">document</text:span>.<text:span text:style-name="T15">getElementById</text:span>(<text:span text:style-name="T13">idCityName</text:span>).<text:span text:style-name="T13">innerText</text:span>= <text:span text:style-name="T13">cityName</text:span>[<text:span text:style-name="T16">0</text:span>].<text:span text:style-name="T15">toUpperCase</text:span>() + <text:span text:style-name="T13">cityName</text:span>.<text:span text:style-name="T15">substring</text:span>(<text:span text:style-name="T16">1</text:span>);</text:p>
      <text:p text:style-name="P12">}</text:p>
      <text:p text:style-name="P12"/>
      <text:p text:style-name="Text_20_body">-<text:span text:style-name="T19">getPicture()</text:span></text:p>
      <text:p text:style-name="P34">funzione per la richiesta di un url di una immagine che combacia al nome di una città</text:p>
      <text:p text:style-name="P12"/>
      <text:p text:style-name="P12"><text:span text:style-name="T12">async</text:span> <text:span text:style-name="T12">function</text:span> <text:span text:style-name="T15">getPicture</text:span>(<text:span text:style-name="T13">imageQuery</text:span>,<text:span text:style-name="T13">idImage</text:span>){</text:p>
      <text:p text:style-name="P15"/>
      <text:p text:style-name="P16">//use of pexels API to acquire images of the cities (ImageQuery will be the city name)</text:p>
      <text:p text:style-name="P12"><text:span text:style-name="T12">const</text:span> <text:span text:style-name="T17">APIkey</text:span>=<text:span text:style-name="T14">"563492ad6f91700001000001e8ee8a55fc734e6885decb34030bb5cb"</text:span>;</text:p>
      <text:p text:style-name="P12"><text:span text:style-name="T12">const</text:span> <text:span text:style-name="T17">request</text:span> = <text:span text:style-name="T18">await</text:span> <text:span text:style-name="T15">fetch</text:span>(<text:span text:style-name="T14">"https://api.pexels.com/v1/search?query="</text:span>+<text:span text:style-name="T13">imageQuery</text:span>, {</text:p>
      <text:p text:style-name="P12"><text:soft-page-break/><text:span text:style-name="T13">method:</text:span> <text:span text:style-name="T14">'GET'</text:span>,</text:p>
      <text:p text:style-name="P12"><text:span text:style-name="T13">headers:</text:span>{</text:p>
      <text:p text:style-name="P12"><text:span text:style-name="T13">Authorization:</text:span> <text:span text:style-name="T17">APIkey</text:span>,</text:p>
      <text:p text:style-name="P12">}</text:p>
      <text:p text:style-name="P12">});</text:p>
      <text:p text:style-name="P16">//convert imageInfo from String to Object</text:p>
      <text:p text:style-name="P12"><text:span text:style-name="T12">const</text:span> <text:span text:style-name="T17">imageInfoArray</text:span> = <text:span text:style-name="T18">await</text:span> <text:span text:style-name="T17">request</text:span>.<text:span text:style-name="T15">json</text:span>();</text:p>
      <text:p text:style-name="P16">//ImageInfoArray is an array of objects containing data of several photos</text:p>
      <text:p text:style-name="P12"><text:span text:style-name="T12">var</text:span> <text:span text:style-name="T13">imageURL</text:span> = <text:span text:style-name="T17">imageInfoArray</text:span>.<text:span text:style-name="T13">photos</text:span>[<text:span text:style-name="T16">0</text:span>].<text:span text:style-name="T13">src</text:span>.<text:span text:style-name="T13">portrait</text:span>;</text:p>
      <text:p text:style-name="P12"><text:span text:style-name="T13">document</text:span>.<text:span text:style-name="T15">getElementById</text:span>(<text:span text:style-name="T13">idImage</text:span>).<text:span text:style-name="T13">src</text:span> = <text:span text:style-name="T13">imageURL</text:span>;</text:p>
      <text:p text:style-name="P12">}</text:p>
      <text:p text:style-name="P12"/>
      <text:p text:style-name="Text_20_body"/>
      <text:h text:style-name="Heading_20_4" text:outline-level="4">Nodejs</text:h>
      <text:p text:style-name="P33">Frammento di codice usato per unire la directory della cartella per permattere al file html di essere collegato al rispettivo file javascript</text:p>
      <text:p text:style-name="P12"><text:span text:style-name="T17">app</text:span>.<text:span text:style-name="T15">use</text:span>(<text:span text:style-name="T15">express</text:span>.<text:span text:style-name="T15">static</text:span>(<text:span text:style-name="T17">path</text:span>.<text:span text:style-name="T15">join</text:span>(<text:span text:style-name="T13">__dirname</text:span>)));</text:p>
      <text:p text:style-name="P14"/>
      <text:p text:style-name="P12"><text:span text:style-name="T17">app</text:span>.<text:span text:style-name="T15">get</text:span>(<text:span text:style-name="T14">"/"</text:span>, <text:span text:style-name="T12">function</text:span> (<text:span text:style-name="T13">req</text:span>, <text:span text:style-name="T13">res</text:span>) {</text:p>
      <text:p text:style-name="P12"><text:span text:style-name="T13">res</text:span>.<text:span text:style-name="T15">sendFile</text:span>(<text:span text:style-name="T13">__dirname</text:span> + <text:span text:style-name="T14">"/meteo.html"</text:span>);</text:p>
      <text:p text:style-name="P12">});</text:p>
      <text:p text:style-name="P14"/>
      <text:p text:style-name="P12"><text:span text:style-name="T17">app</text:span>.<text:span text:style-name="T15">listen</text:span>(<text:span text:style-name="T16">3000</text:span>, <text:span text:style-name="T12">function</text:span> () {</text:p>
      <text:p text:style-name="P12"><text:span text:style-name="T13">console</text:span>.<text:span text:style-name="T15">log</text:span>(<text:span text:style-name="T14">"Server is running on localhost3000"</text:span>);</text:p>
      <text:p text:style-name="P12">});</text:p>
      <text:p text:style-name="Text_20_body"/>
      <text:p text:style-name="P10"/>
      <text:p text:style-name="P10"><text:span text:style-name="T10">4</text:span>.<text:tab/>Conclusioni</text:p>
      <text:p text:style-name="P10"/>
      <text:p text:style-name="P35">Per quanto riguarda le prestazioni posso constatare che la pagina impiega poco meno di 2 secondi per caricare completamente (immagini incluse). Sfortunatmente a causa di errori (forse da parte mia) le applicazioni che ho tentato di usare per misurare le prestazioni rallentano il mio dispositivo a tal punto da causare un aumento approsimativo del 100% dei tempi di caricamento (se non del 150% in certi casi!).</text:p>
      <text:p text:style-name="Tit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4T09:36:34.950635796</meta:creation-date>
    <meta:generator>LibreOffice/7.3.5.2$Linux_X86_64 LibreOffice_project/30$Build-2</meta:generator>
    <dc:date>2022-09-15T01:59:14.447520232</dc:date>
    <meta:editing-duration>PT52M24S</meta:editing-duration>
    <meta:editing-cycles>10</meta:editing-cycles>
    <meta:document-statistic meta:table-count="0" meta:image-count="0" meta:object-count="0" meta:page-count="6" meta:paragraph-count="109" meta:word-count="1163" meta:character-count="8780" meta:non-whitespace-character-count="7728"/>
  </office:meta>
</office:document-meta>
</file>